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1.81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12.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Release 3.1.20 steps to 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sues found ON THE WAY: before dale lo que lleva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uy URL is not saved</text:p>
          </table:table-cell>
          <table:table-cell/>
          <table:table-cell office:value-type="string" calcext:value-type="string">
            <text:p>no, it’s saved, error was due to other complex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ome schemas have old MP3 calls</text:p>
          </table:table-cell>
          <table:table-cell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uy links: Change yes, but: to Amazon? <text:s/>Apple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k= length (duration) could be a match</text:p>
          </table:table-cell>
          <table:table-cell table:number-columns-repeated="2"/>
          <table:table-cell office:value-type="string" calcext:value-type="string">
            <text:p>All music files: push through iTunes sourcing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-Nudged?</text:p>
          </table:table-cell>
          <table:table-cell office:value-type="string" calcext:value-type="string">
            <text:p>Seq md5?</text:p>
          </table:table-cell>
          <table:table-cell office:value-type="string" calcext:value-type="string">
            <text:p>Quick chk:</text:p>
          </table:table-cell>
          <table:table-cell office:value-type="string" calcext:value-type="string">
            <text:p>TODO</text:p>
          </table:table-cell>
          <table:table-cell/>
          <table:table-cell table:style-name="ce2" office:value-type="string" calcext:value-type="string">
            <text:p>List files here:</text:p>
          </table:table-cell>
          <table:table-cell office:value-type="string" calcext:value-type="string">
            <text:p>update BU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style-name="ce1" office:value-type="string" calcext:value-type="string">
            <text:p>Not avail</text:p>
          </table:table-cell>
          <table:table-cell office:value-type="string" calcext:value-type="string">
            <text:p>find downloaded, handle!</text:p>
          </table:table-cell>
          <table:table-cell/>
          <table:table-cell office:value-type="string" calcext:value-type="string">
            <text:p>Una mamita.xm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youtube.com/watch?v=pdBc74fwfE4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n/c</text:p>
          </table:table-cell>
          <table:table-cell table:style-name="ce1"/>
          <table:table-cell table:number-columns-repeated="2"/>
          <table:table-cell table:style-name="ce2" office:value-type="string" calcext:value-type="string">
            <text:p>just pack with existing 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Maykel Fonts - Dale Lo Que Lleva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dale-lo-que-lleva/891372996?i=891373222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39 Dale Lo Que Lleva.m4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Havana_City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havana-city-remasterizado/1196362413?i=1196362624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05 Havana City (Remasterizado).m4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Formell y los Van Van - Amiga Mia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amiga-m%C3%ADa/1363680590?i=1363680744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13 Amiga Mía.m4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Bailalo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Bailando hasta afuera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bailalo-hasta-afuera-la-machucadera-remasterizado/1286004944?i=1286006331</text:p>
          </table:table-cell>
        </table:table-row>
        <table:table-row table:style-name="ro1">
          <table:table-cell office:value-type="string" calcext:value-type="string">
            <text:p>nudged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04 Bailalo hasta afuera (La machucad.m4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Alexander Abreu &amp; Havana D' Primera - El Paso De La Bailerina Original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el-paso-de-la-bailerina/658263576?i=658263641</text:p>
          </table:table-cell>
        </table:table-row>
        <table:table-row table:style-name="ro1">
          <table:table-cell office:value-type="string" calcext:value-type="string">
            <text:p>nudged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06 El Paso de la Bailerina.m4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07 - Soy todo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soy-todo/258003062?i=258004059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07 Soy todo.m4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schema</text:p>
          </table:table-cell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05 - Sandunguera [Manolito Simonet y su Trabuco-No puedo parar]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sandunguera/1215787759?i=1215788374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05 Sandunguera.m4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schema</text:p>
          </table:table-cell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02 - Qué Buscas (Salsa) - Havana D'Primera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qu%C3%A9-buscas-remasterizado/1145573027?i=1145573112</text:p>
          </table:table-cell>
        </table:table-row>
        <table:table-row table:style-name="ro1">
          <table:table-cell office:value-type="string" calcext:value-type="string">
            <text:p>nudged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02 Qué Buscas (Remasterizado).m4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01 - Belleza Latina <text:s/>ft <text:s/>JG <text:s/>[Alexander Abreu y Havana D <text:s/>Primera-Belleza Latina <text:s/>ft <text:s/>JG ]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belleza-latina/1436746154?i=1436746234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05 Belleza Latina.m4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Yasser Ramos Y El Tumbao Mayombe - Mi Tumbao No Cambia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mi-tumbao-no-cambia/1422866744?i=1422867443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02 Mi Tumbao No Cambia.m4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Maykel Blanco y su Salsa Mayor - Cógele la Chapa.xm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music.apple.com/ca/album/c%C3%B3gele-la-chapa/1456482081?i=1456482416</text:p>
          </table:table-cell>
        </table:table-row>
        <table:table-row table:style-name="ro1">
          <table:table-cell office:value-type="string" calcext:value-type="string">
            <text:p>nudged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05 Cógele la Chapa.m4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style-name="ce1" office:value-type="string" calcext:value-type="string">
            <text:p>Youtube?!</text:p>
          </table:table-cell>
          <table:table-cell office:value-type="string" calcext:value-type="string">
            <text:p>find downloaded, handle!</text:p>
          </table:table-cell>
          <table:table-cell/>
          <table:table-cell office:value-type="string" calcext:value-type="string">
            <text:p>La Calle me Llama - Pachito Alonso 2015 mp3ify-dot-com.xm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youtube.com/watch?v=phVuLXXfgdw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n/c</text:p>
          </table:table-cell>
          <table:table-cell table:number-columns-repeated="3"/>
          <table:table-cell table:style-name="ce2" office:value-type="string" calcext:value-type="string">
            <text:p>just pack with existing fi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vail, lok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02 - Ya No Hace Falta - Bamboleo.xm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music.apple.com/ca/album/ya-no-hace-falta/133664741?i=133664871</text:p>
          </table:table-cell>
        </table:table-row>
        <table:table-row table:style-name="ro1">
          <table:table-cell office:value-type="string" calcext:value-type="string">
            <text:p>as is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02 Ya No Hace Falta.m4a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LETED</text:p>
          </table:table-cell>
          <table:table-cell table:number-columns-repeated="2"/>
          <table:table-cell office:value-type="string" calcext:value-type="string">
            <text:p>Manolito Simonet Y Su Trabuco - Diez Años (Remasterizado)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 as is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find downloaded, push it thru</text:p>
          </table:table-cell>
          <table:table-cell/>
          <table:table-cell office:value-type="string" calcext:value-type="string">
            <text:p>04 Diez Años (Remasterizado).m4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music.apple.com/ca/album/diez-a%C3%B1os-remasterizado/1145572805?i=1145573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7T19:55:02.786000000</meta:creation-date>
    <dc:date>2022-09-08T20:06:31.456000000</dc:date>
    <meta:editing-duration>PT9H33M24S</meta:editing-duration>
    <meta:editing-cycles>9</meta:editing-cycles>
    <meta:generator>LibreOffice/7.4.0.3$Windows_X86_64 LibreOffice_project/f85e47c08ddd19c015c0114a68350214f7066f5a</meta:generator>
    <meta:document-statistic meta:table-count="1" meta:cell-count="150" meta:object-count="0"/>
  </office:meta>
</office:document-meta>
</file>